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="0.002cm solid #000000" fo:padding="0.097cm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able_20_Contents">P1 </text:p>
      <text:p text:style-name="Table_20_Contents">P1 address</text:p>
      <text:p text:style-name="Table_20_Contents">P2 </text:p>
      <text:p text:style-name="Table_20_Contents">P2 address</text:p>
      <text:p text:style-name="Table_20_Contents">P3 </text:p>
      <text:p text:style-name="Table_20_Contents">P3 address</text:p>
      <text:p text:style-name="Table_20_Contents">P4 </text:p>
      <text:p text:style-name="Table_20_Contents">P4 address</text:p>
      <text:p text:style-name="Table_20_Contents">P5 </text:p>
      <text:p text:style-name="Table_20_Contents">P5 address</text:p>
      <text:p text:style-name="Table_20_Contents">P6 </text:p>
      <text:p text:style-name="Table_20_Contents">P6 address</text:p>
      <text:p text:style-name="Table_20_Contents">P7 </text:p>
      <text:p text:style-name="Table_20_Contents">P7 address</text:p>
      <text:p text:style-name="Table_20_Contents">P8 </text:p>
      <text:p text:style-name="Table_20_Contents">P8 address</text:p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1:49:24</dc:date>
    <dc:language>fr-BE</dc:language>
    <meta:editing-cycles>9</meta:editing-cycles>
    <meta:editing-duration>PT9M4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17"/>
  </office:meta>
</office:document-meta>
</file>